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604cm" fo:margin-left="-0.132cm" table:align="left" style:writing-mode="lr-tb"/>
    </style:style>
    <style:style style:name="Tableau1.A" style:family="table-column">
      <style:table-column-properties style:column-width="3.625cm"/>
    </style:style>
    <style:style style:name="Tableau1.B" style:family="table-column">
      <style:table-column-properties style:column-width="3.75cm"/>
    </style:style>
    <style:style style:name="Tableau1.C" style:family="table-column">
      <style:table-column-properties style:column-width="5.001cm"/>
    </style:style>
    <style:style style:name="Tableau1.D" style:family="table-column">
      <style:table-column-properties style:column-width="5.22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background-color="transparen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font-size-complex="10pt"/>
    </style:style>
    <style:style style:name="T7" style:family="text">
      <style:text-properties style:font-size-complex="10pt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0"><text:span text:style-name="T8">do text</text:span></text:p><text:p text:style-name="P10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Body"/>
      <text:p text:style-name="UrbanBody"/>
      <text:p text:style-name="UrbanTitle">Enquête publique</text:p>
      <text:p text:style-name="UrbanBody"/>
      <text:p text:style-name="P5">ETABLISSEMENTS CONTENANT DES INSTALLATIONS OU ACTIVITES CLASSEES EN VERTU DU DECRET DU 11 MARS 1999 RELATIF AU PERMIS D’ENVIRONNEMENT</text:p>
      <text:p text:style-name="UrbanBody"/>
      <text:p text:style-name="UrbanBody"><text:span text:style-name="T3"><office:annotation><dc:creator>Gauthier Bastien</dc:creator><dc:date>2011-01-13T14:56:41</dc:date><text:p text:style-name="P10"><text:span text:style-name="T8">do text</text:span></text:p><text:p text:style-name="P10"><text:span text:style-name="T8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0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self.getPortionOutsText()</text:text-input></text:p>
      <text:p text:style-name="UrbanBody"/>
      <text:p text:style-name="UrbanBody">Personne à contacter : <text:text-input text:description="Demandeurs">applicantobj.getSignaletic()</text:text-input> - <text:text-input text:description="Demandeur-Téléphone">applicantobj.getPhone()</text:text-input></text:p>
      <text:p text:style-name="UrbanBody"/>
      <text:p text:style-name="UrbanBody">Le dossier peut être consulté à l’administration communale à partir du :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h text:style-name="Heading_20_4" text:outline-level="4">Date d’affichage de la </text:h>
            <text:p text:style-name="P6">demande</text:p>
          </table:table-cell>
          <table:table-cell table:style-name="Tableau1.A1" office:value-type="string">
            <text:h text:style-name="Heading_20_4" text:outline-level="4">Date d’ouverture de</text:h>
            <text:p text:style-name="P6">l’enquête</text:p>
          </table:table-cell>
          <table:table-cell table:style-name="Tableau1.A1" office:value-type="string">
            <text:h text:style-name="Heading_20_4" text:outline-level="4">Lieu et date de clôture</text:h>
            <text:p text:style-name="P6">De l’enquête</text:p>
          </table:table-cell>
          <table:table-cell table:style-name="Tableau1.D1" office:value-type="string">
            <text:p text:style-name="P6">Les observations écrites peuvent être adressées à :</text:p>
          </table:table-cell>
        </table:table-row>
        <table:table-row table:style-name="Tableau1.1">
          <table:table-cell table:style-name="Tableau1.A1" office:value-type="string">
            <text:p text:style-name="P7"/>
            <text:p text:style-name="P9">Le <text:text-input text:description="Date début d'enquête">tool.formatDate(urbanEventObj.getLinkedInquiry().getDemandDisplay())</text:text-input> </text:p>
          </table:table-cell>
          <table:table-cell table:style-name="Tableau1.A1" office:value-type="string">
            <text:p text:style-name="P7"/>
            <text:p text:style-name="Standard">Le <text:s/><text:text-input text:description="Date début d'enquête">tool.formatDate(urbanEventObj.getLinkedInquiry().getInvestigationStart())</text:text-input> </text:p>
          </table:table-cell>
          <table:table-cell table:style-name="Tableau1.A1" office:value-type="string">
            <text:p text:style-name="Standard"><text:text-input text:description="Situation des travaux">self.getWorkLocationSignaletic()</text:text-input> </text:p>
            <text:p text:style-name="Standard">Le <text:text-input text:description="Date fin enquête">tool.formatDate(urbanEventObj.getLinkedInquiry().getInvestigationEnd())</text:text-input> </text:p>
            <text:p text:style-name="P8"/>
          </table:table-cell>
          <table:table-cell table:style-name="Tableau1.D1" office:value-type="string">
            <text:p text:style-name="Standard">Ad. Communale de et à Mons - Grand’Place, 22</text:p>
          </table:table-cell>
        </table:table-row>
      </table:table>
      <text:p text:style-name="Standard"/>
      <text:p text:style-name="UrbanBody">Le Bourgmestre,</text:p>
      <text:p text:style-name="UrbanBody"/>
      <text:p text:style-name="UrbanBody">Autorité compétente pour statuer, sur la présente demande de permis d’environnement en vertu de l’article 13, alinéa 1<text:span text:style-name="T5">er</text:span>, du décret du 11 mars 1999 relatif au permis d’environnement, porte à la connaissance de la population qu’une enquête publique, relative à un é<text:span text:style-name="T7">tablissement de catégorie C, est ouverte au sens de l’article D.29-1§5 du Livre 1</text:span><text:span text:style-name="T6">er</text:span><text:span text:style-name="T7"> du Code de l’Environnement.</text:span></text:p>
      <text:p text:style-name="UrbanBody"/>
      <text:p text:style-name="UrbanBody">L’enquête publique est organisée conformément aux articles D.29-7 à D.29-19 et R.41-6 du Livre 1<text:span text:style-name="T5">er</text:span> du Code de l’Environnement.</text:p>
      <text:p text:style-name="UrbanBody"/>
      <text:p text:style-name="UrbanBody">Le dossier peut être consulté à partir de la date d’ouverture jusqu’à la date de clôture de l’enquête, du lundi au vendredi de 8h30 à 12h et de 14h à 16h, ainsi que le mardi </text:p>
      <text:p text:style-name="UrbanBody"><text:soft-page-break/>jusqu’à 20 heures (uniquement sur rendez-vous au 065/40.55.87).</text:p>
      <text:p text:style-name="UrbanBody"/>
      <text:p text:style-name="UrbanBody">Des explications techniques peuvent être obtenues auprès du Fonctionnaires Technique du Service Public de Wallonie, Place du Béguinage, 16 à 7000 MONS (Tél. : 065/32.80.11) </text:p>
      <text:p text:style-name="UrbanBody">ou auprès du demandeur.</text:p>
      <text:p text:style-name="UrbanBody"/>
      <text:p text:style-name="UrbanBody">Tout intéressé peut formuler ses observations écrites ou orales auprès de l’administration communale dans le délai mentionné ci-dessus, jusqu’à la clôture de l’enquête.</text:p>
      <text:p text:style-name="UrbanBody"/>
      <text:p text:style-name="UrbanBody"/>
      <text:p text:style-name="UrbanBody"><office:annotation><dc:creator>Gauthier Bastien</dc:creator><dc:date>2011-01-13T14:56:41</dc:date><text:p text:style-name="P10"><text:span text:style-name="T8">do text</text:span></text:p><text:p text:style-name="P10"><text:span text:style-name="T8">from document(at=signatures, format='odt')</text:span></text:p></office:annotation><text:span text:style-name="T1">Import depuis signatures.odt</text:span></text:p>
      <text:p text:style-name="UrbanBody"/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0pt" fo:font-weight="bold" style:font-name-asian="Arial Unicode MS" style:font-size-asian="10pt" style:font-weight-asian="bold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5-01-21T10:57:42</dc:date>
    <dc:language>fr-FR</dc:language>
    <meta:editing-cycles>99</meta:editing-cycles>
    <meta:editing-duration>P1DT20H29M23S</meta:editing-duration>
    <dc:creator>Simon Delcourt</dc:creator>
    <meta:document-statistic meta:character-count="2234" meta:image-count="0" meta:non-whitespace-character-count="1976" meta:object-count="0" meta:page-count="2" meta:paragraph-count="34" meta:table-count="1" meta:word-count="290"/>
    <meta:user-defined meta:name="Info 1"/>
    <meta:user-defined meta:name="Info 2"/>
    <meta:user-defined meta:name="Info 3"/>
    <meta:user-defined meta:name="Info 4"/>
  </office:meta>
</office:document-meta>
</file>